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1" style:family="text">
      <style:text-properties style:font-name="Liberation Sans" fo:font-style="normal" style:text-underline-style="none" fo:font-weight="bold" style:font-style-asian="normal" style:font-weight-asian="bold" style:font-style-complex="normal" style:font-weight-complex="bold"/>
    </style:style>
    <style:style style:name="T2" style:family="text">
      <style:text-properties style:font-name="Liberation Sans"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tion technique de l’API REST PHP </text:p>
      <text:h text:style-name="Heading_20_1" text:outline-level="1"/>
      <text:h text:style-name="Heading_20_1" text:outline-level="1"/>
      <text:p text:style-name="Text_20_body"><text:span text:style-name="T1">1. Présentation générale</text:span><text:span text:style-name="T2"><text:line-break/><text:line-break/>L’API REST `rest_mediatekdocuments` permet à l’application cliente C# de dialoguer avec la base de données de la médiathèque. Elle est consommée par la couche d’accès aux données `Access`, qui centralise tous les appels HTTP nécessaires à la consultation, à la création, à la modification et à la suppression des données métier. Les échanges portent notamment sur les documents (`livre`, `dvd`, `revue`), les exemplaires, les commandes et l’utilisateur connecté.<text:line-break/><text:line-break/>L’API est appelée via la classe `ApiRest`, qui utilise un `HttpClient` configuré avec une adresse de base (`BaseAddress`) correspondant à l’URL de l’API. Cette classe supporte les verbes HTTP `GET`, `POST`, `PUT` et `DELETE`, et renvoie les réponses sous forme d’objets JSON (`JObject`).<text:line-break/><text:line-break/></text:span><text:span text:style-name="T1">2. Authentification</text:span><text:span text:style-name="T2"><text:line-break/><text:line-break/>L’accès à l’API repose sur une authentification HTTP Basic. La chaîne `login:motdepasse` est encodée en Base64 puis transmise dans l’en-tête `Authorization`. Côté client, cette authentification est configurée par la méthode `SetAuthentification`, utilisée notamment avant la récupération de l’utilisateur connecté et avant les appels nécessitant une authentification applicative.<text:line-break/><text:line-break/>L’API expose également une route `utilisateurconnecte`, utilisée pour récupérer l’utilisateur authentifié. La réponse est désérialisée dans un objet `Utilisateur` contenant l’identifiant, le login, le service et les droits dérivés du service.<text:line-break/><text:line-break/></text:span><text:span text:style-name="T1">3. Format des échanges</text:span><text:span text:style-name="T2"><text:line-break/><text:line-break/>Les réponses de l’API sont structurées en JSON et contiennent au minimum les champs `code`, `message` et `result`. La couche `Access` considère qu’une opération est réussie lorsque `code` vaut `200`. Pour les requêtes `GET`, le contenu de `result` est désérialisé en liste d’objets métier. Pour les autres verbes (`POST`, `PUT`, `DELETE`), la réussite est évaluée à partir du code retour, même si `result` est vide.<text:line-break/><text:line-break/>Les données envoyées à l’API lors des créations et modifications sont transmises dans le corps de la requête au format `application/x-www-form-urlencoded`. Le client envoie </text:span><text:soft-page-break/><text:span text:style-name="T2">généralement une clé `champs` contenant un objet JSON sérialisé et encodé. Ce mécanisme est utilisé pour les livres, DVD, revues, exemplaires et commandes.<text:line-break/><text:line-break/></text:span><text:span text:style-name="T1">4. Ressources exposées</text:span><text:span text:style-name="T2"><text:line-break/><text:line-break/></text:span><text:span text:style-name="T1">4.1 Utilisateur</text:span><text:span text:style-name="T2"><text:line-break/><text:line-break/>La route `GET /utilisateurconnecte` permet de récupérer l’utilisateur actuellement connecté. L’objet retourné est un `Utilisateur` comprenant les propriétés `id`, `login`, `idService` et `service`. Des propriétés calculées permettent ensuite au client de déterminer le niveau d’accès de l’utilisateur.<text:line-break/><text:line-break/></text:span><text:span text:style-name="T1">4.2 Catégories de référence</text:span><text:span text:style-name="T2"><text:line-break/><text:line-break/>L’API met à disposition plusieurs routes de consultation servant à alimenter les listes de référence de l’application : `GET /genre`, `GET /rayon`, `GET /public` et `GET /etat`. Ces routes permettent de récupérer les catégories utilisées pour classifier les documents et les états d’exemplaires. Les résultats sont convertis côté client en objets `Categorie` ou `Etat`.<text:line-break/><text:line-break/></text:span><text:span text:style-name="T1">4.3 Documents</text:span><text:span text:style-name="T2"><text:line-break/><text:line-break/>Les documents partagent une structure commune portée par la classe `Document`, avec les champs `Id`, `Titre`, `Image`, `IdGenre`, `IdPublic` et `IdRayon`. Trois types spécialisés sont gérés par l’API : `Livre`, `Dvd` et `Revue`.<text:line-break/><text:line-break/>Pour les livres, l’API expose les opérations suivantes : consultation de la liste (`GET /livre`), création (`POST /livre`), modification (`PUT /livre/{id}`) et suppression (`DELETE /livre/{jsonId}`). Lors d’une création ou d’une modification, les champs transmis sont `id`, `titre`, `image`, `idGenre`, `idPublic`, `idRayon`, `isbn`, `auteur` et `collection`.<text:line-break/><text:line-break/>Pour les DVD, les opérations sont similaires : `GET /dvd`, `POST /dvd`, `PUT /dvd/{id}` et `DELETE /dvd/{jsonId}`. Les champs spécifiques aux DVD sont `duree`, `realisateur` et `synopsis`.<text:line-break/><text:line-break/>Pour les revues, l’API propose `GET /revue`, `POST /revue`, `PUT /revue/{id}` et `DELETE /revue/{jsonId}`. Les champs spécifiques sont `periodicite` et `delaiMiseADispo`.<text:line-break/><text:line-break/></text:span><text:span text:style-name="T1">4.4 Exemplaires</text:span><text:span text:style-name="T2"><text:line-break/><text:line-break/>Un exemplaire représente une occurrence physique d’une revue ou d’un document. L’objet `Exemplaire` contient notamment `Numero`, `DateAchat`, `Photo`, `IdEtat` et `Id`. L’API permet de récupérer les exemplaires d’un document avec `GET /exemplaire/{jsonId}`, de créer un exemplaire avec `POST /exemplaire`, de modifier un exemplaire avec `PUT /exemplaire/{id}` et, d’après les appels prévus côté contrôleur, de supprimer un exemplaire.<text:line-break/><text:line-break/></text:span><text:soft-page-break/><text:span text:style-name="T2">Les états possibles d’un exemplaire sont récupérés avec `GET /etat`. Côté modèle, les identifiants d’état usuels sont `00001` pour neuf, `00002` pour usagé, `00003` pour détérioré et `00004` pour inutilisable.<text:line-break/><text:line-break/></text:span><text:span text:style-name="T1">4.5 Commandes de documents</text:span><text:span text:style-name="T2"><text:line-break/><text:line-break/>L’API gère les commandes liées aux livres et aux DVD par l’intermédiaire de la ressource `commandedocument`. L’objet `CommandeDocument` contient `Id`, `DateCommande`, `Montant`, `NbExemplaire`, `IdLivreDvd`, `IdSuivi` et `LibelleSuivi`.<text:line-break/><text:line-break/>Les routes utilisées par le client sont :<text:line-break/>- `GET /commandedocument/{jsonId}` pour récupérer les commandes d’un document,<text:line-break/>- `POST /commandedocument` pour créer une commande,<text:line-break/>- `PUT /commandedocument/{id}` pour modifier une commande,<text:line-break/>- `DELETE /commandedocument/{jsonId}` pour supprimer une commande.<text:line-break/><text:line-break/>Lors de la création d’une commande document, les champs transmis sont `id`, `dateCommande`, `montant`, `nbExemplaire` et `idLivreDvd`. Lors de la modification, un champ supplémentaire `idSuivi` est envoyé afin de mettre à jour l’état de suivi de la commande.<text:line-break/><text:line-break/></text:span><text:span text:style-name="T1">4.6 Commandes de revues</text:span><text:span text:style-name="T2"><text:line-break/><text:line-break/>Les abonnements de revue sont gérés par la ressource `commanderevue`. Le modèle `CommandeRevue` contient les propriétés `Id`, `DateCommande`, `DateFinAbonnement`, `Montant` et `IdRevue`.<text:line-break/><text:line-break/>Les routes utilisées sont :<text:line-break/>- `GET /commanderevue/{jsonId}` pour récupérer les commandes d’une revue,<text:line-break/>- `POST /commanderevue` pour créer un abonnement,<text:line-break/>- `PUT /commanderevue/{id}` pour modifier un abonnement,<text:line-break/>- `DELETE /commanderevue/{jsonId}` pour supprimer un abonnement,<text:line-break/>- `GET /commanderevueexpiration` pour récupérer les abonnements expirant dans moins de 30 jours.<text:line-break/><text:line-break/></text:span><text:span text:style-name="T1">5. Structure des paramètres</text:span><text:span text:style-name="T2"><text:line-break/><text:line-break/>L’API utilise deux modes principaux de transmission des paramètres.<text:line-break/><text:line-break/>Le premier concerne les opérations de lecture filtrées ou certaines suppressions : l’identifiant est transformé en petit objet JSON de type `{"id":"..."}` puis injecté dans l’URL. Ce mécanisme est utilisé par exemple pour `commandedocument`, `commanderevue`, `document`, `livre`, `dvd`, `revue` et `exemplaire`.<text:line-break/><text:line-break/>Le second concerne les opérations d’écriture : les données sont sérialisées en JSON, puis envoyées dans le corps de la requête au sein d’un paramètre `champs`. Les dates sont </text:span><text:soft-page-break/><text:span text:style-name="T2">formatées en `yyyy-MM-dd` grâce à un convertisseur dédié.<text:line-break/><text:line-break/></text:span><text:span text:style-name="T1">6. Règles métier visibles côté client</text:span><text:span text:style-name="T2"><text:line-break/><text:line-break/>Certaines règles métier apparaissent dans la couche cliente et reflètent le comportement attendu de l’API. Un document n’est supprimable que s’il ne possède pas de dépendances : une revue ne doit pas avoir d’exemplaires, tandis qu’un livre ou un DVD ne doit pas avoir de commandes associées. Cette logique est portée par la méthode `DocumentSupprimable`, qui s’appuie sur les routes de consultation des exemplaires et des commandes.<text:line-break/><text:line-break/>L’accès fonctionnel dépend également du service de l’utilisateur. Le modèle `Utilisateur` prévoit trois cas principaux : accès total pour les services administratifs, consultation seule pour le service des prêts, et accès refusé pour le service culture. Cette règle conditionne l’usage des opérations offertes par l’API au travers de l’application cliente.</text:spa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31T19:56:53.864109900</meta:creation-date>
    <dc:date>2026-03-31T20:05:58.680547300</dc:date>
    <meta:editing-duration>PT9M5S</meta:editing-duration>
    <meta:editing-cycles>3</meta:editing-cycles>
    <meta:generator>LibreOffice/25.8.5.2$Windows_X86_64 LibreOffice_project/9c8b85f387cc00a89945a79c9e6239f32e450ac2</meta:generator>
    <meta:document-statistic meta:table-count="0" meta:image-count="0" meta:object-count="0" meta:page-count="4" meta:paragraph-count="2" meta:word-count="1028" meta:character-count="7500" meta:non-whitespace-character-count="6437"/>
  </office:meta>
</office:document-meta>
</file>